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1404ea" officeooo:paragraph-rsid="001404ea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40a1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40a1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213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40a1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40a1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41d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213d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40a1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213d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40a1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2213d8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1d41d1" officeooo:paragraph-rsid="002213d8"/>
    </style:style>
    <style:style style:name="P28" style:family="paragraph" style:parent-style-name="Standard">
      <style:text-properties officeooo:paragraph-rsid="002213d8"/>
    </style:style>
    <style:style style:name="P29" style:family="paragraph" style:parent-style-name="Standard">
      <style:text-properties officeooo:rsid="001d33bc" officeooo:paragraph-rsid="002213d8"/>
    </style:style>
    <style:style style:name="P30" style:family="paragraph" style:parent-style-name="Standard">
      <style:paragraph-properties fo:break-before="page"/>
      <style:text-properties officeooo:rsid="001c913f" officeooo:paragraph-rsid="001c913f"/>
    </style:style>
    <style:style style:name="P3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3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136ee8"/>
    </style:style>
    <style:style style:name="T7" style:family="text">
      <style:text-properties officeooo:rsid="001532e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2213d8" style:font-size-asian="12pt" style:font-weight-asian="normal" style:font-size-complex="12pt" style:font-weight-complex="normal"/>
    </style:style>
    <style:style style:name="T14" style:family="text">
      <style:text-properties officeooo:rsid="001684e8"/>
    </style:style>
    <style:style style:name="T15" style:family="text">
      <style:text-properties officeooo:rsid="00177307"/>
    </style:style>
    <style:style style:name="T16" style:family="text">
      <style:text-properties officeooo:rsid="0019490c"/>
    </style:style>
    <style:style style:name="T17" style:family="text">
      <style:text-properties officeooo:rsid="001a4ee1"/>
    </style:style>
    <style:style style:name="T18" style:family="text">
      <style:text-properties officeooo:rsid="001bd90b"/>
    </style:style>
    <style:style style:name="T19" style:family="text">
      <style:text-properties officeooo:rsid="001d41d1"/>
    </style:style>
    <style:style style:name="T20" style:family="text">
      <style:text-properties officeooo:rsid="0020e519"/>
    </style:style>
    <style:style style:name="T21" style:family="text">
      <style:text-properties officeooo:rsid="002213d8"/>
    </style:style>
    <style:style style:name="T22" style:family="text">
      <style:text-properties officeooo:rsid="002625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RDE</text:span>. IES Haría</text:p>
      <text:p text:style-name="P1">UT1. Actividad <text:span text:style-name="T20">7</text:span></text:p>
      <text:p text:style-name="P2"/>
      <text:p text:style-name="P2"/>
      <text:p text:style-name="P2"/>
      <text:p text:style-name="P2"/>
      <text:p text:style-name="P2"/>
      <text:p text:style-name="P2"/>
      <text:p text:style-name="P3">Características generales de las redes locales</text:p>
      <text:p text:style-name="P2"/>
      <text:p text:style-name="P8"/>
      <text:p text:style-name="P9"/>
      <text:p text:style-name="P7"/>
      <text:p text:style-name="P7"/>
      <text:p text:style-name="P7"/>
      <text:p text:style-name="P30"><text:span text:style-name="T9">C</text:span><text:span text:style-name="T8">ontesta a las siguientes cuestiones. La respuesta a las mismas la puedes encontrar en los apuntes de clase del wiki</text:span></text:p>
      <text:p text:style-name="P17"/>
      <text:p text:style-name="P20">1. ¿Se considera a las personas usuarias de los equipos de la red como componentes de la red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11"/>
      <text:p text:style-name="P20">2. En una red local ¿<text:span text:style-name="T22">Qué función desempeña el router</text:span>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18"/>
      <text:p text:style-name="P18">3. ¿Qué tipo de conector tienen las tarjetas de red inalámbrica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20"/>
      <text:p text:style-name="P20">4. <text:span text:style-name="T15">¿De qué se encarga el servicio de red de DHCP?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20"/>
      <text:p text:style-name="P20">5. <text:span text:style-name="T18">¿Qué tipo de red se extiende entre varios edificios que se conectan generalmente a un tendido de cable principal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/>
          </table:table-cell>
        </table:table-row>
      </table:table>
      <text:p text:style-name="P18"/>
      <text:p text:style-name="P28"><text:span text:style-name="T12">6. </text:span><text:span text:style-name="T9">Qué tipo de información se intercambiaba en las primeras redes de datos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/>
          </table:table-cell>
        </table:table-row>
      </table:table>
      <text:p text:style-name="P18"/>
      <text:p text:style-name="P18">7. Cómo podemos definir la comunicación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"/>
          </table:table-cell>
        </table:table-row>
      </table:table>
      <text:p text:style-name="P18"/>
      <text:p text:style-name="P29"><text:span text:style-name="T9">8. </text:span><text:span text:style-name="T11">En una red local¿Cómo se llaman los dispositivos que permiten ampliar </text:span><text:span text:style-name="T13">el alcance de un enlace más alla de </text:span><text:span text:style-name="T11">la lóngitud máxima de los cables?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"/>
          </table:table-cell>
        </table:table-row>
      </table:table>
      <text:p text:style-name="P22"/>
      <text:p text:style-name="P22">9. En una red local ¿Qué es un ETD?¿Con qué otro nombre se les conoce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/>
          </table:table-cell>
        </table:table-row>
      </table:table>
      <text:p text:style-name="P11"/>
      <text:p text:style-name="P21"/>
      <text:p text:style-name="P27"><text:soft-page-break/><text:span text:style-name="T11">1</text:span><text:span text:style-name="T8">0. </text:span><text:span text:style-name="T10">¿En qué se diferencian los cables UTP y STP?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15"/>
      <text:p text:style-name="P27"><text:span text:style-name="T10">1</text:span><text:span text:style-name="T8">1. </text:span><text:span text:style-name="T11">¿Cómo se denomina al usuario de la red que se encarga, entre otras cosas, del mantenimiento de la misma?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18"/>
      <text:p text:style-name="P19"><text:span text:style-name="T19">12. </text:span>¿Qué es la teleinformática?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6"/>
          </table:table-cell>
        </table:table-row>
      </table:table>
      <text:p text:style-name="P19"/>
      <text:p text:style-name="P25">13. <text:span text:style-name="T15">¿Cuándo podemos considerar que los equipos interconectados en una red salen del ámbito de una red local?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6"/>
          </table:table-cell>
        </table:table-row>
      </table:table>
      <text:p text:style-name="P19"/>
      <text:p text:style-name="P25">14. <text:span text:style-name="T16">Contesta si es verdadera o falsa la siguiente frase: “Cuando todos los ordenadores de la red pueden dar servicios a los demás o recibir servicios de los otros, este tipo de arquitectura se conoce como arquitectura </text:span>P2P<text:span text:style-name="T16">”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"/>
          </table:table-cell>
        </table:table-row>
      </table:table>
      <text:p text:style-name="P12"/>
      <text:p text:style-name="P25">15. ¿<text:span text:style-name="T7">Qué es la transmisión?</text:span>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6"/>
          </table:table-cell>
        </table:table-row>
      </table:table>
      <text:p text:style-name="P25"/>
      <text:p text:style-name="P25">16. <text:span text:style-name="T15">Con la tecnología disponible actualmente¿Cuál es la velocidad máxima de transmisión que se puede alcanzar en una red local?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/>
          </table:table-cell>
        </table:table-row>
      </table:table>
      <text:p text:style-name="P25"/>
      <text:p text:style-name="P25">17. <text:span text:style-name="T15">En el ámbito de las redes ¿Qué es un protocolo?</text:spa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6"/>
          </table:table-cell>
        </table:table-row>
      </table:table>
      <text:p text:style-name="P19"/>
      <text:p text:style-name="P25">18. <text:span text:style-name="T7">Completa la siguiente frase: “la ________ es a la transmisión lo que la información es a la _________”</text:spa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6"/>
          </table:table-cell>
        </table:table-row>
      </table:table>
      <text:p text:style-name="P19"/>
      <text:p text:style-name="P25"><text:soft-page-break/>19. <text:span text:style-name="T14">Da cinco ejemplos <text:s/>de tareas que se deben realizar en un sistema de comunicaciones para que fuente y destino se puedan comunicar</text:span>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6"/>
          </table:table-cell>
        </table:table-row>
      </table:table>
      <text:p text:style-name="P19"/>
      <text:p text:style-name="P19"><text:span text:style-name="T19">20. </text:span>Contesta si es verdadera o falsa la siguiente frase: “En toda transmisión de señales se envía información”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6"/>
          </table:table-cell>
        </table:table-row>
      </table:table>
      <text:p text:style-name="P19"/>
      <text:p text:style-name="P25">21. <text:span text:style-name="T7">En un sistema de comunicación. ¿Cómo se le llama al recurso componente que transforma las señales recibidas proveniente de la línea de transmisión y la transforma de manera que pueda ser manejada por el dispositivo de destino”</text:span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"/>
          </table:table-cell>
        </table:table-row>
      </table:table>
      <text:p text:style-name="P19"/>
      <text:p text:style-name="P25">22. <text:span text:style-name="T17">¿De qué tipo es la señal que se envía en los cables de fibra óptica?</text:span>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6"/>
          </table:table-cell>
        </table:table-row>
      </table:table>
      <text:p text:style-name="P19"/>
      <text:p text:style-name="P25">23. <text:span text:style-name="T16">¿Cómo se llama la arquitectura de red en la que un host proporciona funcionalidades al resto de ordenadores de la red?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6"/>
          </table:table-cell>
        </table:table-row>
      </table:table>
      <text:p text:style-name="P19"/>
      <text:p text:style-name="P19"><text:span text:style-name="T19">24. </text:span>Qué tiene que pasar entre emisor y receptor para que se produzca comunicación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6"/>
          </table:table-cell>
        </table:table-row>
      </table:table>
      <text:p text:style-name="P19"/>
      <text:p text:style-name="P19"><text:span text:style-name="T19">25. </text:span>De qué aspectos se ocupa la teleinfo<text:span text:style-name="T19">rm</text:span>ática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6"/>
          </table:table-cell>
        </table:table-row>
      </table:table>
      <text:p text:style-name="P23"/>
      <text:p text:style-name="P16"><text:span text:style-name="T19">26. </text:span>¿Con qué otro nombre se le conoce a las tarjetas de red?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"/>
          </table:table-cell>
        </table:table-row>
      </table:table>
      <text:p text:style-name="P16"/>
      <text:p text:style-name="P25">27. <text:span text:style-name="T18">Define red de área local</text:spa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"/>
          </table:table-cell>
        </table:table-row>
      </table:table>
      <text:p text:style-name="P16"/>
      <text:p text:style-name="P16"><text:span text:style-name="T19">28. </text:span>¿En qué tipo de cables se utiliza el conector RJ-45?</text:p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6"/>
          </table:table-cell>
        </table:table-row>
      </table:table>
      <text:p text:style-name="P16"/>
      <text:p text:style-name="P25">29. <text:span text:style-name="T17">¿Con qué nombre se conoce a las redes qué se utilizan pagando una cuota de alquiler?</text:span>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6"/>
          </table:table-cell>
        </table:table-row>
      </table:table>
      <text:p text:style-name="P16"/>
      <text:p text:style-name="P16"><text:span text:style-name="T19">30. </text:span>¿Cómo se llama el dispositivo de red que permite enviar datos a través de cable telefónico?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6"/>
          </table:table-cell>
        </table:table-row>
      </table:table>
      <text:p text:style-name="P12"/>
      <text:p text:style-name="P25">31. <text:span text:style-name="T17">Da el nombre de tres tecnologías de transmisión utilizadas en las redes móviles públicas</text:spa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6"/>
          </table:table-cell>
        </table:table-row>
      </table:table>
      <text:p text:style-name="P16"/>
      <text:p text:style-name="P16"><text:span text:style-name="T19">32. </text:span>¿Cómo se llaman las redes en las que cada la única restricción es que cada <text:s/>nodo debe estar conectado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"/>
          </table:table-cell>
        </table:table-row>
      </table:table>
      <text:p text:style-name="P16"/>
      <text:p text:style-name="P25">33. <text:span text:style-name="T18">¿De qué tipo son las redes de menor alcance geográfico?</text:spa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6"/>
          </table:table-cell>
        </table:table-row>
      </table:table>
      <text:p text:style-name="P16"/>
      <text:p text:style-name="P15"><text:span text:style-name="T19">34. </text:span>¿En qué tipos de redes si falla un <text:span text:style-name="T18">enlace todos los nodos de la misma quedan aislados</text:span>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15"/>
      <text:p text:style-name="P24">35. <text:span text:style-name="T17">¿Cómo se llama el elemento de conexión de red encargado de conectar el ordenador a la red de comunicaciones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26"/>
      <text:p text:style-name="P26"><text:span text:style-name="T19">36. </text:span>En una red con topología de estrella ¿Qué funciones realiza el nodo central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6"/>
      <text:p text:style-name="P26"><text:span text:style-name="T19">37. </text:span>¿Que contienen los fragmentos de las redes de conmutación de paquetes?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26"/>
      <text:p text:style-name="P24">38. <text:span text:style-name="T18">¿En qué tipo de redes es el destinatario el encargado de seleccionar y captar la información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26"/>
      <text:p text:style-name="P26"><text:span text:style-name="T19">39. </text:span>¿En cuantos fragmentos se divide la información que se envía en las redes de conmutación de mensajes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26"/>
      <text:p text:style-name="P26"><text:span text:style-name="T19">40. </text:span>¿Qué direcciones se incluyen en un paquete en una red de conmutación de paquetes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26"/>
      <text:p text:style-name="P26"><text:span text:style-name="T19">41. </text:span>Por la forma en que se transfiere la información ¿De qué tipo son las redes telefónic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26"/>
      <text:p text:style-name="P26"><text:span text:style-name="T19">42. </text:span>¿Qué dirección o direcciones se incluye en la información a enviar en las redes de conmutación de mensaj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5"/>
      <text:p text:style-name="P14"><text:span text:style-name="T21">43. </text:span>¿De que tipo <text:span text:style-name="T21">de antena </text:span>sería una antena parabólica?¿omnidireccional o direccional?<text:span text:style-name="T19">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7</text:span><text:span text:style-name="MT2">. </text:span><text:span text:style-name="MT1">Características gen</text:span><text:span text:style-name="MT4">e</text:span><text:span text:style-name="MT1">rales de las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07T12:54:41.239161757</dc:date>
    <meta:print-date>2006-01-25T11:56:00</meta:print-date>
    <meta:editing-cycles>47</meta:editing-cycles>
    <meta:editing-duration>P24DT1H41M46S</meta:editing-duration>
    <meta:generator>LibreOffice/4.2.8.2$Linux_X86_64 LibreOffice_project/420m0$Build-2</meta:generator>
    <dc:creator>ivan </dc:creator>
    <meta:document-statistic meta:table-count="43" meta:image-count="1" meta:object-count="0" meta:page-count="6" meta:paragraph-count="48" meta:word-count="726" meta:character-count="4091" meta:non-whitespace-character-count="3410"/>
  </office:meta>
</office:document-meta>
</file>